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1" style:font-size-asian="11" style:font-size-complex="11"/>
    </style:style>
    <style:style style:family="paragraph" style:name="par_1" style:parent-style-name="Standard">
      <style:paragraph-properties fo:text-align="center"/>
      <style:text-properties/>
    </style:style>
    <style:style style:family="paragraph" style:name="par_2" style:parent-style-name="Standard">
      <style:paragraph-properties fo:text-align="left"/>
      <style:text-properties/>
    </style:style>
    <style:style style:family="section" style:name="sec_1" style:parent-style-name="Standard">
      <style:section-properties style:editable="false">
        <style:columns fo:column-count="1" fo:column-gap="0.8cm"/>
      </style:section-properties>
    </style:style>
  </office:automatic-styles>
  <office:body>
    <office:text>
      <text:section text:name="Section 1" text:style-name="sec_1">
        <text:p text:style-name="par_1"><text:span text:style-name="char_1">Lorem ipsum dolor sit amet, consectetur<text:line-break/>
adipiscing elit. Vestibulum ac quam elit. Nam<text:line-break/>
purus nunc, suscipit id posuere mollis, interdum<text:line-break/>
vel ipsum. Sed suscipit orci non sem tempor in<text:line-break/>
tincidunt nisl sagittis. Aliquam quis leo felis, ac<text:line-break/>
tempus velit. Duis in placerat nibh. Pellentesque<text:line-break/>
sed diam mi. Quisque eget velit enim, eget<text:line-break/>
sollicitudin velit. Suspendisse eget tortor at sem<text:line-break/>
elementum ornare vitae vitae odio. Sed<text:line-break/>
venenatis felis quis enim tincidunt at placerat<text:line-break/>
massa bibendum. Sed ut lorem massa. Proin a<text:line-break/>
nibh nulla. Praesent vel posuere purus. Donec<text:line-break/>
tincidunt, leo id aliquam consectetur, quam<text:line-break/>
velit feugiat tortor, quis cursus augue lorem eu<text:line-break/>
eros. Nulla sit amet quam at odio dictum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14:59:19</meta:creation-date>
    <dc:date>2011-07-04T14:59:19</dc:date>
    <meta:document-statistic meta:character-count="674" meta:image-count="0" meta:object-count="0" meta:page-count="1" meta:paragraph-count="1" meta:table-count="0" meta:word-count="0"/>
  </office:meta>
</office:document-meta>
</file>